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8-28" calcext:value-type="date">
            <text:p>28/08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7" table:number-rows-repeated="1048497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3:23:45.50452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9T04:22:50.567977447</dc:date>
    <meta:editing-duration>P4DT13H24M11S</meta:editing-duration>
    <meta:editing-cycles>89</meta:editing-cycles>
    <meta:document-statistic meta:table-count="2" meta:cell-count="242" meta:object-count="0"/>
  </office:meta>
</office:document-meta>
</file>